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</text:p>
      <text:p text:style-name="Preformatted_20_Text"><text:s/>* 1) Desarrollar un programa que utilice una función recursiva para elevar </text:p>
      <text:p text:style-name="Preformatted_20_Text"><text:s/>* cualquier numero entero a una potencia no negativa utilizando la técnica </text:p>
      <text:p text:style-name="Preformatted_20_Text"><text:s/>* de los cuadrados repetidos, es decir:</text:p>
      <text:p text:style-name="Preformatted_20_Text"><text:s/>* <text:tab/>&gt;Si el exponente es par: X<text:span text:style-name="T1">n</text:span> =(X <text:span text:style-name="T1">n/2</text:span>)<text:span text:style-name="T1">2</text:span> -&gt; Ejemplo 3<text:span text:style-name="T1">4</text:span> =(3<text:span text:style-name="T1">2</text:span>)<text:span text:style-name="T1">2</text:span></text:p>
      <text:p text:style-name="Preformatted_20_Text"><text:s/>* <text:tab/>&gt;Si el exponente es impar: X<text:span text:style-name="T1">n</text:span> = X * X<text:span text:style-name="T1">n-1</text:span> -&gt; Ejemplo: 3<text:span text:style-name="T1">5</text:span> = 3 * 3<text:span text:style-name="T1">4</text:span></text:p>
      <text:p text:style-name="Preformatted_20_Text"><text:s/>*<text:tab/></text:p>
      <text:p text:style-name="Preformatted_20_Text"><text:s/>* 2) Ordenar una lista simple, sin crear ni destruir nodos.</text:p>
      <text:p text:style-name="Preformatted_20_Text"><text:s/>* */</text:p>
      <text:p text:style-name="Preformatted_20_Text">/*</text:p>
      <text:p text:style-name="Preformatted_20_Text"><text:s/>* Hoy Laboratorio L702 desde 20:30hs</text:p>
      <text:p text:style-name="Preformatted_20_Text"><text:s/>* Martes 19/11: Parcial - Laboratorio L703 desde 18:30 hs</text:p>
      <text:p text:style-name="Preformatted_20_Text"><text:s/>* Martes 26/11: Recuperatorio - Laboratorio L702 desde 18:30 hs</text:p>
      <text:p text:style-name="Preformatted_20_Text"><text:s/>* Martes 10/12: Final - Laboratorio L703 desde 18:30 hs</text:p>
      <text:p text:style-name="Preformatted_20_Text"><text:s/>*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9:32:07</dc:date>
    <meta:generator>LibreOffice/3.5$Linux_x86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15" meta:word-count="116" meta:character-count="614" meta:non-whitespace-character-count="495"/>
  </office:meta>
</office:document-meta>
</file>